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24cm" table:align="margins"/>
    </style:style>
    <style:style style:name="Tabela1.A" style:family="table-column">
      <style:table-column-properties style:column-width="7.62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282cm" loext:contextual-spacing="false" fo:line-height="0.635cm" fo:text-align="justify" style:justify-single-word="false" fo:text-indent="0cm" style:auto-text-indent="false"/>
      <style:text-properties style:font-name="Times"/>
    </style:style>
    <style:style style:name="P2" style:family="paragraph" style:parent-style-name="Standard" style:master-page-name="Standard">
      <style:paragraph-properties fo:margin-left="0cm" fo:margin-right="0cm" fo:margin-top="0cm" fo:margin-bottom="0.282cm" loext:contextual-spacing="false" fo:line-height="0.635cm" fo:text-align="start" style:justify-single-word="false" fo:text-indent="0cm" style:auto-text-indent="false" style:page-number="auto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Times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" officeooo:paragraph-rsid="000b6a1d"/>
    </style:style>
    <style:style style:name="P6" style:family="paragraph" style:parent-style-name="Preformatted_20_Text">
      <style:paragraph-properties fo:margin-left="0cm" fo:margin-right="0cm" fo:margin-top="0cm" fo:margin-bottom="0.282cm" loext:contextual-spacing="false" fo:line-height="0.635cm" fo:text-align="justify" style:justify-single-word="false" fo:text-indent="0cm" style:auto-text-indent="false"/>
      <style:text-properties style:font-name="Times"/>
    </style:style>
    <style:style style:name="T1" style:family="text">
      <style:text-properties fo:color="#00000a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2" style:family="text">
      <style:text-properties fo:color="#00000a" style:font-name="Times New Roman" fo:font-size="12pt" fo:letter-spacing="normal" officeooo:rsid="000b6a1d" fo:background-color="#ffffff" loext:char-shading-value="0" style:font-name-asian="Times New Roman1" style:font-size-asian="12pt" style:font-name-complex="Times New Roman1"/>
    </style:style>
    <style:style style:name="T3" style:family="text">
      <style:text-properties fo:color="#00000a" fo:font-size="12pt" fo:letter-spacing="normal" fo:background-color="#ffffff" loext:char-shading-value="0" style:font-name-asian="Times New Roman1" style:font-size-asian="12pt" style:font-name-complex="Times New Roman1"/>
    </style:style>
    <style:style style:name="T4" style:family="text">
      <style:text-properties fo:color="#000000"/>
    </style:style>
    <style:style style:name="T5" style:family="text">
      <style:text-properties fo:color="#800000"/>
    </style:style>
    <style:style style:name="T6" style:family="text">
      <style:text-properties fo:color="#0000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ta 49</text:span><text:span text:style-name="T2">5</text:span><text:span text:style-name="T1">/18</text:span></text:p>
      <text:p text:style-name="P6"><text:span text:style-name="T3">Ao quinto dia do mês de abril de dois mil e dezoito, </text:span><text:span text:style-name="T4">às oito horas e trinta minutos, nas dependências da sala 014 do bloco F-67 na Universidade Estadual de Maringá, deu-se início a mais uma reunião do grupo PET-Física. O PETiano João se ausentou com justificativa e o PETiano Luiz atrasou sem justificativa. A reunião foi constituída pelos seguintes itens de pauta: 1) Ata; 2) T.I.; 3) Eventos; 4) Jornal A Resistência; 5) Jornal Mural; 6) CinePET; 7) Seminário; 8) Linhas de Pesquisa; 9) PDV; 10) Assuntos gerais. De início, 1) a Ata 494/18 do PETiano Leandro foi lida e aprovada com retificações, já as atas referentes aos meses anteriores serão impressas para a próxima reunião. Em seguida, 2) a comissão irá elaborar uma nova capa para o Facebook e uma assinatura para o email. 3) Acerca do ônibus para o SulPET, concordou-se com a despesa de duzentos e trinta reais a ser custeada por cada grupo, com a sugestão de aumentar este valor e, consequentemente, diminuir o desembolso do caixa da UniPET, dinheiro este que poderia ser empregado em aluguéis futuros -ônibus para o EnaPET- ou próximos eventos; a Organização do SulPET encaminhou as correções para os artigos submetidos, os quais deverão ser atualizados e enviados até a próxima sexta-feira; o PET-Engenharia Química fez o convite para a discussão dos GDTs para o SulPET que ocorrerá no dia vinte e, sobre o Intercâmbio PETiano com o mesmo grupo, participarão os PETianos Pedro, Gabrielly e Isabela, sendo os mesmos responsáveis pelo apadrinhamento dos visitantes do PET-E.Q., foi também preenchido o horário das 18h10min às 18h30min <text:s/>para apresentação do seminário (19). 4) Para a correção do Jornal A Resistência organizou-se a seguinte ordem: <text:s text:c="18"/></text:span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5"><text:span text:style-name="T4">Leandro e Fernanda</text:span></text:p>
          </table:table-cell>
          <table:table-cell table:style-name="Tabela1.B1" office:value-type="string">
            <text:p text:style-name="P5"><text:span text:style-name="T4">Rebeca e João</text:span></text:p>
          </table:table-cell>
        </table:table-row>
        <table:table-row>
          <table:table-cell table:style-name="Tabela1.A2" office:value-type="string">
            <text:p text:style-name="P5"><text:span text:style-name="T4">Rebeca e João <text:s text:c="2"/></text:span></text:p>
          </table:table-cell>
          <table:table-cell table:style-name="Tabela1.B2" office:value-type="string">
            <text:p text:style-name="P5"><text:span text:style-name="T4">Adão e Gabrielly </text:span></text:p>
          </table:table-cell>
        </table:table-row>
        <table:table-row>
          <table:table-cell table:style-name="Tabela1.A2" office:value-type="string">
            <text:p text:style-name="P5"><text:span text:style-name="T4">Adão e Gabrielly </text:span></text:p>
          </table:table-cell>
          <table:table-cell table:style-name="Tabela1.B2" office:value-type="string">
            <text:p text:style-name="P5"><text:span text:style-name="T4">Pedro e Ellen</text:span></text:p>
          </table:table-cell>
        </table:table-row>
        <table:table-row>
          <table:table-cell table:style-name="Tabela1.A2" office:value-type="string">
            <text:p text:style-name="P5"><text:span text:style-name="T4">Pedro e Ellen</text:span></text:p>
          </table:table-cell>
          <table:table-cell table:style-name="Tabela1.B2" office:value-type="string">
            <text:p text:style-name="P5"><text:span text:style-name="T4">Leandro e Fernanda</text:span></text:p>
          </table:table-cell>
        </table:table-row>
        <table:table-row>
          <table:table-cell table:style-name="Tabela1.A2" office:value-type="string">
            <text:p text:style-name="P5"><text:span text:style-name="T4">Isabela <text:s text:c="4"/></text:span></text:p>
          </table:table-cell>
          <table:table-cell table:style-name="Tabela1.B2" office:value-type="string">
            <text:p text:style-name="P5"><text:span text:style-name="T4">Lucas <text:s text:c="2"/></text:span></text:p>
          </table:table-cell>
        </table:table-row>
        <table:table-row>
          <table:table-cell table:style-name="Tabela1.A2" office:value-type="string">
            <text:p text:style-name="P5"><text:span text:style-name="T4">Lucas <text:s/></text:span></text:p>
          </table:table-cell>
          <table:table-cell table:style-name="Tabela1.B2" office:value-type="string">
            <text:p text:style-name="P5"><text:span text:style-name="T4">Guilherme <text:s text:c="3"/></text:span></text:p>
          </table:table-cell>
        </table:table-row>
        <table:table-row>
          <table:table-cell table:style-name="Tabela1.A2" office:value-type="string">
            <text:p text:style-name="P5"><text:span text:style-name="T4">Guilherme <text:s text:c="3"/></text:span></text:p>
          </table:table-cell>
          <table:table-cell table:style-name="Tabela1.B2" office:value-type="string">
            <text:p text:style-name="P5"><text:span text:style-name="T4">Jéssica <text:s text:c="3"/></text:span></text:p>
          </table:table-cell>
        </table:table-row>
        <table:table-row>
          <table:table-cell table:style-name="Tabela1.A2" office:value-type="string">
            <text:p text:style-name="P5"><text:span text:style-name="T4">Jéssica </text:span></text:p>
          </table:table-cell>
          <table:table-cell table:style-name="Tabela1.B2" office:value-type="string">
            <text:p text:style-name="P5"><text:span text:style-name="T4">Isabela </text:span></text:p>
          </table:table-cell>
        </table:table-row>
        <table:table-row>
          <table:table-cell table:style-name="Tabela1.A2" office:value-type="string">
            <text:p text:style-name="P5"><text:span text:style-name="T4">Gabriel </text:span></text:p>
          </table:table-cell>
          <table:table-cell table:style-name="Tabela1.B2" office:value-type="string">
            <text:p text:style-name="P5"><text:span text:style-name="T4">Luiz <text:s/></text:span></text:p>
          </table:table-cell>
        </table:table-row>
      </table:table>
      <text:p text:style-name="P5"><text:span text:style-name="T6"/></text:p>
      <text:p text:style-name="P3"><text:span text:style-name="T4">Sendo que o texto do PETiano Gabriel não será corrigido em decorrência de ser uma </text:span><text:soft-page-break/><text:span text:style-name="T4">notícia e o texto do PETiano Luiz deverá ser enviado até segunda-feira (09). Sobre 5) o tutor enviará o jornal corrigido até terça-feira (10), sendo o mesmo colado até a próxima reunião. Em 6) os PETianos Adão, Rebeca, Gabrielly e Isabela se ausentaram com justificativa, os PETianos Fernanda, Jéssica, Ellen e Pedro compareceram com justificado atraso e o PETiano Leandro se ausentou sem justificativa; acertou-se que as apresentações do Grupo ocorreriam em primeira instância na sala 021 do bloco G56; o certificado para o filme <text:s/>2001 Uma Odisseia no Espaço será emitido até a próxima reunião; a sessão referente ao mês de maio apresentará o filme Ele Está de Volta onde o PETiano Guilherme será responsável por providenciar o filme, o PETiano Adão pela sua exibição e ambos responáveis pela discussão; no mês de junho será passado o filme <text:s/>Jurassic Park e em julho o filme <text:s/>De Volta para o Futuro. <text:s/>Em seguida 7) o seminário a ser apresentado na aula de Oficina I na quarta-feira (11) às 19h30min ocorrerá no anfiteatro do bloco D67, foram confirmadas as apresentações sobre telescópios e utensílios astronômicos, a serem apresentados pelos PETianos Pedro, João e Fernanda, concomitante a apresentação no planetário. Acerca de 8) as linhas de pesquisa <text:s/>Cromatografia e Astronomia nas Escolas aguardam respostas do Colégio de Aplicações Pedagógicas, o Planetário <text:s/>será detetizado no presente dia e lavado na segunda-feira (09), foi criado um grupo no WhatsApp para a linha de pesquisa de Lógica e o PETiano Leandro participará da mesma, o grupo de Apresentações Didáticas não apresentou resultados. Em 9) O PETiano Guilherme aguarda respostas da Professora Ângela sobre as monitorias no Colégio Instituto de Educação de Maringá; o PETiano Pedro enviará um arquivo para lista de presença no grupo de gerenciamento interno no Facebook. Por último, 9) o PETiano Adão providenciará um calendário para anotações, antes imcubido ao PETiano João; a limpeza para a próxima reunião será feita pelos PETianos Leandro e Ellen, a Comissão de Assuntos Internos providenciará caneta azul para o quadro e tintas das demais cores; O PETiano Guilherme levará a impressora 3D para conserto. Nada mais havendo a tratar, a reunião encerrou-se às dez horas e cinquênta e oito minutos e eu, Lucas Maquedano da Silva, lavrei a presente ata que, após lida e aprovada, segue assinada pelo Grupo. 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01:55:46.234156174</dc:date>
    <meta:editing-duration>PT2M22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2" meta:paragraph-count="21" meta:word-count="717" meta:character-count="4410" meta:non-whitespace-character-count="3655"/>
  </office:meta>
</office:document-meta>
</file>